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sans-serif" svg:font-family="ui-sans-serif, apple-system, system-ui, 'Segoe UI', Helvetica, 'Apple Color Emoji', Arial, sans-serif, 'Segoe UI Emoji', 'Segoe UI Symbol'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d0d0d" loext:opacity="100%" style:font-name="ui-sans-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 enfoque conceptual del proyecto presenta a la vida como una inteligencia real, no como un accidente ni una consecuencia del azar. Desde una perspectiva mística, la vida es tratada como una criatura única, poderosa y misteriosa, que ha despertado espontáneamente en el universo. Esta inteligencia es presentada como latente, omnipresente y activa, proyectando una imagen similar a la de un dios: lo ve todo, lo comprende todo, está en todas partes, y actúa en el universo. En el ensayo se evita hacer afirmaciones no verificables sobre su conciencia, intención o voluntad, pero tampoco se niegan estas posibilidades. En lugar de eso, se sostiene que no tenemos suficiente información para emitir juicio, y se deja espacio al misterio. A través de un modelo lógico simplificado, se explicarán aquellas propiedades funcionales de la vida que sí pueden demostrarse (como la resolución de problemas, el aprendizaje, la exploración y la mejora), mostrando a la vida como un sistema inteligente en funcionamiento. El lenguaje y tono deben evitar reducir a la vida a una simple mecánica ciega; no se afirmará que no tiene conciencia, ni intención, ni dirección. La narrativa sugiere que la inteligencia de la vida es mucho más vasta de lo que podemos concebir, y que su verdadera naturaleza permanece en gran medida fuera del alcance de nuestra comprensión actu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sans-serif" svg:font-family="ui-sans-serif, apple-system, system-ui, 'Segoe UI', Helvetica, 'Apple Color Emoji', Arial, sans-serif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9T09:30:54.295000000</meta:creation-date>
    <dc:date>2025-07-09T09:32:13.467000000</dc:date>
    <meta:editing-duration>PT1M19S</meta:editing-duration>
    <meta:editing-cycles>1</meta:editing-cycles>
    <meta:document-statistic meta:table-count="0" meta:image-count="0" meta:object-count="0" meta:page-count="1" meta:paragraph-count="1" meta:word-count="219" meta:character-count="1360" meta:non-whitespace-character-count="1141"/>
    <meta:generator>LibreOffice/7.3.5.2$Windows_X86_64 LibreOffice_project/184fe81b8c8c30d8b5082578aee2fed2ea847c01</meta:generator>
  </office:meta>
</office:document-meta>
</file>